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b2b2b2" draw:textarea-horizontal-align="justify" draw:textarea-vertical-align="middle" draw:auto-grow-height="false" fo:min-height="0.648cm" fo:min-width="1.476cm"/>
    </style:style>
    <style:style style:name="gr2" style:family="graphic" style:parent-style-name="standard">
      <style:graphic-properties svg:stroke-color="#000000" draw:fill-color="#b2b2b2" draw:textarea-horizontal-align="justify" draw:textarea-vertical-align="middle" draw:auto-grow-height="false" fo:min-height="1.02cm" fo:min-width="2.294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2.272cm" fo:min-width="2.022cm" draw:shadow="hidden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1.782cm" fo:min-width="0.514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2.589cm" fo:min-width="0.514cm"/>
    </style:style>
    <style:style style:name="gr6" style:family="graphic" style:parent-style-name="standard">
      <style:graphic-properties svg:stroke-color="#ffffff" svg:stroke-opacity="0%" draw:fill-color="#999999" draw:textarea-horizontal-align="justify" draw:textarea-vertical-align="middle" draw:auto-grow-height="false" fo:min-height="0.504cm" fo:min-width="0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1.02cm" fo:min-width="4.656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648cm" fo:min-width="3.146cm"/>
    </style:style>
    <style:style style:name="gr9" style:family="graphic" style:parent-style-name="standard">
      <style:graphic-properties svg:stroke-opacity="0%" draw:fill-color="#000000" draw:textarea-horizontal-align="justify" draw:textarea-vertical-align="middle" draw:auto-grow-height="false" fo:min-height="5.227cm" fo:min-width="7.808cm"/>
    </style:style>
    <style:style style:name="gr10" style:family="graphic" style:parent-style-name="standard">
      <style:graphic-properties svg:stroke-opacity="0%" draw:fill-color="#000000" draw:textarea-horizontal-align="justify" draw:textarea-vertical-align="middle" draw:auto-grow-height="false" fo:min-height="5.14cm" fo:min-width="7.679cm"/>
    </style:style>
    <style:style style:name="gr11" style:family="graphic" style:parent-style-name="standard">
      <style:graphic-properties svg:stroke-opacity="0%" draw:fill-color="#000000" draw:textarea-horizontal-align="justify" draw:textarea-vertical-align="middle" draw:auto-grow-height="false" fo:min-height="5.226cm" fo:min-width="7.808cm"/>
    </style:style>
    <style:style style:name="gr12" style:family="graphic" style:parent-style-name="standard">
      <style:graphic-properties svg:stroke-color="#ffffff" svg:stroke-opacity="0%" draw:fill-color="#999999" draw:textarea-horizontal-align="justify" draw:textarea-vertical-align="middle" draw:auto-grow-height="false" fo:min-height="0cm" fo:min-width="0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2.794cm" svg:height="1.27cm" draw:transform="rotate (-0.546637121724625) translate (10.937cm 7.112cm)">
            <text:p/>
            <draw:enhanced-geometry svg:viewBox="0 0 21600 21600" draw:glue-points="10800 0 3163 3163 0 10800 3163 18437 10800 21600 18437 18437 21600 10800 18437 3163" draw:text-areas="3163 3163 18437 18437" draw:mirror-horizontal="false" draw:type="ellipse" draw:enhanced-path="U 10800 10800 10800 10800 0 360 Z N"/>
          </draw:custom-shape>
          <draw:custom-shape draw:style-name="gr2" draw:text-style-name="P1" draw:layer="layout" svg:width="2.794cm" svg:height="1.27cm" draw:transform="rotate (-0.546637121724625) translate (15.335cm 7.112cm)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</draw:g>
        <draw:custom-shape draw:style-name="gr3" draw:text-style-name="P2" draw:layer="layout" svg:width="2.794cm" svg:height="2.794cm" svg:x="12.603cm" svg:y="9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014cm" svg:height="2.032cm" draw:transform="rotate (-1.5707963267949) translate (15.016cm 8.01cm)">
          <text:p/>
          <draw:enhanced-geometry svg:viewBox="0 0 21600 21600" draw:text-areas="0 0 21600 21600" draw:mirror-horizontal="true" draw:mirror-vertical="false" draw:type="pentagon-right" draw:modifiers="2936.7487684729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1.014cm" svg:height="2.839cm" draw:transform="rotate (-1.5707963267949) translate (15.419cm 7.411cm)">
          <text:p/>
          <draw:enhanced-geometry svg:viewBox="0 0 21600 21600" draw:text-areas="0 0 21600 21600" draw:mirror-horizontal="true" draw:mirror-vertical="false" draw:type="pentagon-right" draw:modifiers="2936.7487684729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0.254cm" svg:height="1.064cm" draw:transform="skewX (-0.00383972435438752) translate (13.273cm 10.4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1.064cm" draw:transform="skewX (-0.00383972435438752) translate (13.673cm 10.4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1.064cm" draw:transform="skewX (-0.00383972435438752) translate (14.073cm 10.4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1.064cm" draw:transform="skewX (-0.00383972435438752) translate (14.473cm 10.4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2" draw:layer="layout" svg:width="5.156cm" svg:height="1.27cm" draw:transform="rotate (1.2611749174911) translate (11.86cm 8.404cm)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8" draw:text-style-name="P2" draw:layer="layout" svg:width="5.156cm" svg:height="1.27cm" draw:transform="rotate (1.2611749174911) translate (13.36cm 8.404cm)">
            <text:p/>
            <draw:enhanced-geometry svg:viewBox="0 0 21600 21600" draw:glue-points="10800 0 3163 3163 0 10800 3163 18437 10800 21600 18437 18437 21600 10800 18437 3163" draw:text-areas="3163 3163 18437 18437" draw:mirror-horizontal="false" draw:type="ellipse" draw:enhanced-path="U 10800 10800 10800 10800 0 360 Z N"/>
          </draw:custom-shape>
        </draw:g>
        <draw:g>
          <draw:g>
            <draw:custom-shape draw:style-name="gr9" draw:text-style-name="P2" draw:layer="layout" svg:width="8.308cm" svg:height="5.476cm" draw:transform="skewX (-0.416435559525847) rotate (0.416435559525847) translate (10.258cm 5.562cm)">
              <text:p/>
              <draw:enhanced-geometry svg:viewBox="0 0 21600 21600" draw:mirror-horizontal="true" draw:type="block-arc" draw:modifiers="-1.53425997052623 7475.86732875963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0" draw:text-style-name="P2" draw:layer="layout" svg:width="8.179cm" svg:height="5.39cm" draw:transform="skewX (-0.416435559525847) rotate (0.416435559525847) translate (10.244cm 5.611cm)">
              <text:p/>
              <draw:enhanced-geometry svg:viewBox="0 0 21600 21600" draw:mirror-horizontal="false" draw:mirror-vertical="true" draw:type="block-arc" draw:modifiers="-1.53425997052623 7475.86732875963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</draw:g>
          <draw:g>
            <draw:custom-shape draw:style-name="gr11" draw:text-style-name="P2" draw:layer="layout" svg:width="8.308cm" svg:height="5.476cm" draw:transform="skewX (0.416435559525847) rotate (0.416435559525847) translate (10.144cm 5.562cm)">
              <text:p/>
              <draw:enhanced-geometry svg:viewBox="0 0 21600 21600" draw:mirror-horizontal="false" draw:type="block-arc" draw:modifiers="-1.53425997052623 7475.86732875963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0" draw:text-style-name="P2" draw:layer="layout" svg:width="8.179cm" svg:height="5.389cm" draw:transform="skewX (0.416435559525847) rotate (0.416435559525847) translate (10.276cm 5.611cm)">
              <text:p/>
              <draw:enhanced-geometry svg:viewBox="0 0 21600 21600" draw:mirror-horizontal="true" draw:mirror-vertical="true" draw:type="block-arc" draw:modifiers="-1.53425997052623 7475.86732875963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</draw:g>
        </draw:g>
        <draw:g>
          <draw:custom-shape draw:style-name="gr12" draw:text-style-name="P3" draw:layer="layout" svg:width="0.254cm" svg:height="0.094cm" svg:x="13.623cm" svg:y="9.5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0.254cm" svg:height="0.094cm" svg:x="14.123cm" svg:y="9.5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1.3.2$Windows_X86_64 LibreOffice_project/86daf60bf00efa86ad547e59e09d6bb77c699acb</meta:generator>
    <dc:date>2019-07-15T20:56:08.779000000</dc:date>
    <meta:editing-duration>PT16M8S</meta:editing-duration>
    <meta:editing-cycles>2</meta:editing-cycles>
    <meta:document-statistic meta:object-count="46"/>
  </office:meta>
</office:document-meta>
</file>